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9746" officeooo:paragraph-rsid="00029746"/>
    </style:style>
    <style:style style:name="P2" style:family="paragraph" style:parent-style-name="Standard">
      <style:text-properties officeooo:paragraph-rsid="00029746"/>
    </style:style>
    <style:style style:name="P3" style:family="paragraph" style:parent-style-name="Standard">
      <style:text-properties officeooo:paragraph-rsid="00039dbf"/>
    </style:style>
    <style:style style:name="T1" style:family="text">
      <style:text-properties officeooo:rsid="00029746"/>
    </style:style>
    <style:style style:name="T2" style:family="text">
      <style:text-properties officeooo:rsid="00039d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uede aplicar para detectar las colisiones de imágenes</text:p>
      <text:p text:style-name="P2"><text:span text:style-name="T1">- <text:s/></text:span><text:span text:style-name="Source_20_Text">System.Collections.Generic</text:span></text:p>
      <text:p text:style-name="P2"><text:a xlink:type="simple" xlink:href="https://docs.microsoft.com/en-us/dotnet/api/system.collections.generic?view=netframework-4.7.2#classes" text:style-name="Internet_20_link" text:visited-style-name="Visited_20_Internet_20_Link"><text:span text:style-name="Source_20_Text">https://docs.microsoft.com/en-us/dotnet/api/system.collections.generic?view=netframework-4.7.2#classes</text:span></text:a></text:p>
      <text:p text:style-name="P2"><text:span text:style-name="Source_20_Text"/></text:p>
      <text:p text:style-name="P2"><text:span text:style-name="Source_20_Text">- </text:span><text:span text:style-name="Source_20_Text"><text:span text:style-name="T1">Ejemplo de manejo de colisiones</text:span></text:span></text:p>
      <text:p text:style-name="P2"><text:a xlink:type="simple" xlink:href="https://aagarciga.typepad.com/blog/2010/03/detección-básica-de-colisiones-para-primitivas-en-2d-es.html" text:style-name="Internet_20_link" text:visited-style-name="Visited_20_Internet_20_Link"><text:span text:style-name="Source_20_Text">https://aagarciga.typepad.com/blog/2010/03/detecci%C3%B3n-b%C3%A1sica-de-colisiones-para-primitivas-en-2d-es.html</text:span></text:a></text:p>
      <text:p text:style-name="P2"><text:span text:style-name="Source_20_Text"/></text:p>
      <text:p text:style-name="P3"><text:span text:style-name="Source_20_Text"/></text:p>
      <text:p text:style-name="P3"><text:span text:style-name="Source_20_Text"><text:span text:style-name="T2">Ayuda para el game loop </text:span></text:span></text:p>
      <text:p text:style-name="P3"><text:span text:style-name="Source_20_Text">- </text:span><text:a xlink:type="simple" xlink:href="https://www.youtube.com/watch?v=rcNlR_Loz0g" text:style-name="Internet_20_link" text:visited-style-name="Visited_20_Internet_20_Link"><text:span text:style-name="Source_20_Text">https://www.youtube.com/watch?v=rcNlR_Loz0g</text:span></text:a></text:p>
      <text:p text:style-name="P3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18:29:53.264389199</meta:creation-date>
    <dc:date>2019-04-03T18:45:27.656921150</dc:date>
    <meta:editing-duration>PT5M24S</meta:editing-duration>
    <meta:editing-cycles>1</meta:editing-cycles>
    <meta:document-statistic meta:table-count="0" meta:image-count="0" meta:object-count="0" meta:page-count="1" meta:paragraph-count="7" meta:word-count="25" meta:character-count="400" meta:non-whitespace-character-count="380"/>
    <meta:generator>LibreOffice/6.1.2.1$Linux_X86_64 LibreOffice_project/10$Build-1</meta:generator>
  </office:meta>
</office:document-meta>
</file>